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MappingMessageHandlerTests.handleErrorSig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MappingMessageHandlerTests.message( String destination , String ...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MappingMessageHandlerTests.initMesssageHand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Controller.handleWithPlaceholder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Tests.handleWithPlaceholderI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handleString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FluxString( Flux &lt; String &gt;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Tests.toDataBuffer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Tests.handleWithDestination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handleException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AndSign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handleWithDestinationVariable( @ DestinationVariable String variable ,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Tests.hand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MappingMessageHandlerTests.handleFlux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MappingMessageHandlerTests.handleMon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MappingMessageHandlerTests.unhandledExceptionShouldFlowThroug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handleAndTh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MonoString( Mono &lt; String &gt;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Tests.verifyOutputContent( List &lt; String &gt;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MappingMessageHandlerTests.hand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